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uenas tardes. Entiendo tu situación con el tiempo limitado y la necesidad de priorizar funcionalidades para tu MVP. Basándome en tu propuesta, he estructurado un plan de desarrollo que se adapta a tus dos o tres horas semanales disponibles.</text:p>
      <text:p text:style-name="Standard"/>
      <text:p text:style-name="Standard">### <text:s/>Priorización de Funcionalidades MVP</text:p>
      <text:p text:style-name="Standard"/>
      <text:p text:style-name="Standard">Para maximizar el impacto con el tiempo disponible, he organizado las funcionalidades en tres niveles de prioridad:</text:p>
      <text:p text:style-name="Standard"/>
      <text:p text:style-name="Standard">#### <text:s/>Nivel 1: Funcionalidades Esenciales (MVP Básico)</text:p>
      <text:p text:style-name="Standard"/>
      <text:p text:style-name="Standard">- Autenticación básica con Firebase Auth</text:p>
      <text:p text:style-name="Standard">- Sistema de contadores personalizados básico</text:p>
      <text:p text:style-name="Standard">- Registro de tiempo para actividades</text:p>
      <text:p text:style-name="Standard">- Interfaz básica de usuario</text:p>
      <text:p text:style-name="Standard"/>
      <text:p text:style-name="Standard">#### <text:s/>Nivel 2: Funcionalidades Importantes</text:p>
      <text:p text:style-name="Standard"/>
      <text:p text:style-name="Standard">- Categorización de actividades</text:p>
      <text:p text:style-name="Standard">- Seguimiento de progreso hacia objetivos</text:p>
      <text:p text:style-name="Standard">- Persistencia de datos con Firestore</text:p>
      <text:p text:style-name="Standard">- Estadísticas básicas de uso</text:p>
      <text:p text:style-name="Standard"/>
      <text:p text:style-name="Standard">#### <text:s/>Nivel 3: Funcionalidades Adicionales</text:p>
      <text:p text:style-name="Standard"/>
      <text:p text:style-name="Standard">- Características de accesibilidad</text:p>
      <text:p text:style-name="Standard">- Personalización de elementos visuales</text:p>
      <text:p text:style-name="Standard">- Navegación simplificada</text:p>
      <text:p text:style-name="Standard">- Estadísticas avanzadas</text:p>
      <text:p text:style-name="Standard"/>
      <text:p text:style-name="Standard">Para visualizar mejor la estructura y relaciones entre componentes, aquí está el diagrama de la arquitectura propuesta:</text:p>
      <text:p text:style-name="Standard"/>
      <text:p text:style-name="Standard">```mermaid</text:p>
      <text:p text:style-name="Standard">flowchart TD</text:p>
      <text:p text:style-name="Standard"><text:s text:c="4"/>subgraph "Nivel 1: MVP Básico"</text:p>
      <text:p text:style-name="Standard"><text:s text:c="8"/>direction TB</text:p>
      <text:p text:style-name="Standard"><text:s text:c="8"/>A1[Autenticación Firebase]</text:p>
      <text:p text:style-name="Standard"><text:s text:c="8"/>A2[Sistema de Contadores]</text:p>
      <text:p text:style-name="Standard"><text:s text:c="8"/>A3[Registro de Tiempo]</text:p>
      <text:p text:style-name="Standard"><text:s text:c="8"/>A4[Interfaz Básica]</text:p>
      <text:p text:style-name="Standard"><text:s text:c="4"/>end</text:p>
      <text:p text:style-name="Standard"><text:s text:c="4"/></text:p>
      <text:p text:style-name="Standard"><text:s text:c="4"/>subgraph "Nivel 2: Funcionalidades Importantes"</text:p>
      <text:p text:style-name="Standard"><text:s text:c="8"/>direction TB</text:p>
      <text:p text:style-name="Standard"><text:s text:c="8"/>B1[Categorización]</text:p>
      <text:p text:style-name="Standard"><text:s text:c="8"/>B2[Seguimiento de Progreso]</text:p>
      <text:p text:style-name="Standard"><text:s text:c="8"/>B3[Persistencia Firestore]</text:p>
      <text:p text:style-name="Standard"><text:s text:c="8"/>B4[Estadísticas Básicas]</text:p>
      <text:p text:style-name="Standard"><text:s text:c="4"/>end</text:p>
      <text:p text:style-name="Standard"><text:s text:c="4"/></text:p>
      <text:p text:style-name="Standard"><text:s text:c="4"/>subgraph "Nivel 3: Funcionalidades Adicionales"</text:p>
      <text:p text:style-name="Standard"><text:soft-page-break/><text:s text:c="8"/>direction TB</text:p>
      <text:p text:style-name="Standard"><text:s text:c="8"/>C1[Características de Accesibilidad]</text:p>
      <text:p text:style-name="Standard"><text:s text:c="8"/>C2[Personalización Visual]</text:p>
      <text:p text:style-name="Standard"><text:s text:c="8"/>C3[Navegación Simplificada]</text:p>
      <text:p text:style-name="Standard"><text:s text:c="8"/>C4[Estadísticas Avanzadas]</text:p>
      <text:p text:style-name="Standard"><text:s text:c="4"/>end</text:p>
      <text:p text:style-name="Standard"><text:s text:c="4"/></text:p>
      <text:p text:style-name="Standard"><text:s text:c="4"/>A1 --&gt; B1</text:p>
      <text:p text:style-name="Standard"><text:s text:c="4"/>A2 --&gt; B2</text:p>
      <text:p text:style-name="Standard"><text:s text:c="4"/>A3 --&gt; B3</text:p>
      <text:p text:style-name="Standard"><text:s text:c="4"/>A4 --&gt; B4</text:p>
      <text:p text:style-name="Standard"><text:s text:c="4"/></text:p>
      <text:p text:style-name="Standard"><text:s text:c="4"/>B1 --&gt; C1</text:p>
      <text:p text:style-name="Standard"><text:s text:c="4"/>B2 --&gt; C2</text:p>
      <text:p text:style-name="Standard"><text:s text:c="4"/>B3 --&gt; C3</text:p>
      <text:p text:style-name="Standard"><text:s text:c="4"/>B4 --&gt; C4</text:p>
      <text:p text:style-name="Standard"><text:s text:c="4"/></text:p>
      <text:p text:style-name="Standard"><text:s text:c="4"/>classDef nivel1 fill:#e6f3ff,stroke:#0066cc,color:#000000</text:p>
      <text:p text:style-name="Standard"><text:s text:c="4"/>classDef nivel2 fill:#fff2e6,stroke:#ff8c1a,color:#000000</text:p>
      <text:p text:style-name="Standard"><text:s text:c="4"/>classDef nivel3 fill:#f3e6ff,stroke:#6600cc,color:#000000</text:p>
      <text:p text:style-name="Standard"><text:s text:c="4"/></text:p>
      <text:p text:style-name="Standard"><text:s text:c="4"/>class A1,A2,A3,A4 nivel1</text:p>
      <text:p text:style-name="Standard"><text:s text:c="4"/>class B1,B2,B3,B4 nivel2</text:p>
      <text:p text:style-name="Standard"><text:s text:c="4"/>class C1,C2,C3,C4 nivel3</text:p>
      <text:p text:style-name="Standard">```</text:p>
      <text:p text:style-name="Standard"/>
      <text:p text:style-name="Standard">El diagrama muestra la progresión del desarrollo, donde:</text:p>
      <text:p text:style-name="Standard"/>
      <text:p text:style-name="Standard">- Los componentes en azul representan el MVP básico, esencial para el lanzamiento inicial</text:p>
      <text:p text:style-name="Standard">- Los componentes en naranja son funcionalidades importantes que se implementarán posteriormente</text:p>
      <text:p text:style-name="Standard">- Los componentes en morado son funcionalidades adicionales que enriquecerán la aplicación</text:p>
      <text:p text:style-name="Standard">- Las flechas indican las dependencias entre componentes, mostrando el orden óptimo de implementación</text:p>
      <text:p text:style-name="Standard"/>
      <text:p text:style-name="Standard">### <text:s/>Plan de Desarrollo Temporal</text:p>
      <text:p text:style-name="Standard"/>
      <text:p text:style-name="Standard">Con dos o tres horas semanales disponibles, te propongo el siguiente plan de desarrollo:</text:p>
      <text:p text:style-name="Standard"/>
      <text:p text:style-name="Standard">#### <text:s/>Semana 1-4: MVP Básico</text:p>
      <text:p text:style-name="Standard"/>
      <text:p text:style-name="Standard">- Implementar autenticación con Firebase Auth</text:p>
      <text:p text:style-name="Standard">- Desarrollar sistema básico de contadores</text:p>
      <text:p text:style-name="Standard">- Crear interfaz básica de usuario</text:p>
      <text:p text:style-name="Standard">- Implementar registro de tiempo</text:p>
      <text:p text:style-name="Standard"/>
      <text:p text:style-name="Standard">#### <text:s/>Semana 5-8: Funcionalidades Importantes</text:p>
      <text:p text:style-name="Standard"/>
      <text:p text:style-name="Standard">- Implementar categorización de actividades</text:p>
      <text:p text:style-name="Standard">- Desarrollar seguimiento de progreso</text:p>
      <text:p text:style-name="Standard">- Configurar persistencia con Firestore</text:p>
      <text:p text:style-name="Standard">- Agregar estadísticas básicas</text:p>
      <text:p text:style-name="Standard"><text:soft-page-break/></text:p>
      <text:p text:style-name="Standard">#### <text:s/>Semana 9-12: Funcionalidades Adicionales</text:p>
      <text:p text:style-name="Standard"/>
      <text:p text:style-name="Standard">- Implementar características de accesibilidad</text:p>
      <text:p text:style-name="Standard">- Desarrollar personalización visual</text:p>
      <text:p text:style-name="Standard">- Mejorar navegación</text:p>
      <text:p text:style-name="Standard">- Agregar estadísticas avanzadas</text:p>
      <text:p text:style-name="Standard"/>
      <text:p text:style-name="Standard">### <text:s/>Recomendaciones de Implementación</text:p>
      <text:p text:style-name="Standard"/>
      <text:p text:style-name="Standard">1. **Desarrollo Incremental** <text:s/>- Implementa una funcionalidad a la vez</text:p>
      <text:p text:style-name="Standard"><text:s text:c="2"/>- Prueba exhaustivamente antes de pasar a la siguiente</text:p>
      <text:p text:style-name="Standard"><text:s text:c="2"/>- Mantén el código limpio y documentado</text:p>
      <text:p text:style-name="Standard"/>
      <text:p text:style-name="Standard"/>
      <text:p text:style-name="Standard">2. **Arquitectura** <text:s/>- Utiliza MVP como patrón de arquitectura 6:1</text:p>
      <text:p text:style-name="Standard"><text:s text:c="2"/>- Implementa una capa de datos separada para Firebase</text:p>
      <text:p text:style-name="Standard"><text:s text:c="2"/>- Mantén la interfaz de usuario modular</text:p>
      <text:p text:style-name="Standard"/>
      <text:p text:style-name="Standard"/>
      <text:p text:style-name="Standard">3. **Testing** <text:s/>- Realiza pruebas unitarias básicas</text:p>
      <text:p text:style-name="Standard"><text:s text:c="2"/>- Implementa pruebas de integración</text:p>
      <text:p text:style-name="Standard"><text:s text:c="2"/>- Prueba la accesibilidad regularmente</text:p>
      <text:p text:style-name="Standard"/>
      <text:p text:style-name="Standard"/>
      <text:p text:style-name="Standard"/>
      <text:p text:style-name="Standard">### <text:s/>Consideraciones Adicionales</text:p>
      <text:p text:style-name="Standard"/>
      <text:p text:style-name="Standard">1. **Firebase** <text:s/>- Utiliza el plan gratuito de Firebase inicialmente 7:43</text:p>
      <text:p text:style-name="Standard"><text:s text:c="2"/>- Implementa Firebase Auth para la autenticación</text:p>
      <text:p text:style-name="Standard"><text:s text:c="2"/>- Utiliza Firestore para el almacenamiento de datos</text:p>
      <text:p text:style-name="Standard"/>
      <text:p text:style-name="Standard"/>
      <text:p text:style-name="Standard">2. **Accesibilidad** <text:s/>- Implementa características básicas de accesibilidad desde el principio</text:p>
      <text:p text:style-name="Standard"><text:s text:c="2"/>- Utiliza componentes de Jetpack Compose que tienen accesibilidad integrada 7:17</text:p>
      <text:p text:style-name="Standard"><text:s text:c="2"/>- Prueba con diferentes dispositivos y configuraciones</text:p>
      <text:p text:style-name="Standard"/>
      <text:p text:style-name="Standard"/>
      <text:p text:style-name="Standard"/>
      <text:p text:style-name="Standard">Este plan te permitirá desarrollar un MVP funcional y escalable, manteniendo un ritmo de desarrollo sostenible con tu disponibilidad de tiempo. La priorización asegura que tengas una aplicación usable lo antes posible, mientras que la estructura modular facilita la adición de funcionalidades en el futu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17:22:00.354007246</meta:creation-date>
    <dc:date>2025-02-19T17:03:28.013000000</dc:date>
    <meta:editing-duration>PT2M37S</meta:editing-duration>
    <meta:editing-cycles>2</meta:editing-cycles>
    <meta:generator>LibreOffice/24.8.4.2$Windows_X86_64 LibreOffice_project/bb3cfa12c7b1bf994ecc5649a80400d06cd71002</meta:generator>
    <meta:document-statistic meta:table-count="0" meta:image-count="0" meta:object-count="0" meta:page-count="3" meta:paragraph-count="103" meta:word-count="587" meta:character-count="4446" meta:non-whitespace-character-count="3705"/>
  </office:meta>
</office:document-meta>
</file>